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1bd2e" officeooo:paragraph-rsid="0021bd2e" style:font-size-asian="10.5pt"/>
    </style:style>
    <style:style style:name="P6" style:family="paragraph" style:parent-style-name="Table_20_Contents">
      <style:paragraph-properties fo:text-align="justify" style:justify-single-word="false"/>
      <style:text-properties style:font-name="FreeSerif" officeooo:rsid="00218e22" officeooo:paragraph-rsid="00218e22" style:font-size-asian="10.5pt"/>
    </style:style>
    <style:style style:name="P7" style:family="paragraph" style:parent-style-name="Table_20_Contents">
      <style:paragraph-properties fo:text-align="justify" style:justify-single-word="false"/>
      <style:text-properties style:font-name="FreeSerif" officeooo:rsid="00365be8" officeooo:paragraph-rsid="00365be8" style:font-size-asian="10.5pt"/>
    </style:style>
    <style:style style:name="P8" style:family="paragraph" style:parent-style-name="Table_20_Contents">
      <style:paragraph-properties fo:text-align="justify" style:justify-single-word="false"/>
      <style:text-properties style:font-name="FreeSerif" officeooo:rsid="0037428c" officeooo:paragraph-rsid="0037428c" style:font-size-asian="10.5pt"/>
    </style:style>
    <style:style style:name="P9" style:family="paragraph" style:parent-style-name="Table_20_Contents">
      <style:paragraph-properties fo:text-align="justify" style:justify-single-word="false"/>
      <style:text-properties style:font-name="FreeSerif" officeooo:rsid="0037e558" officeooo:paragraph-rsid="0037e558" style:font-size-asian="10.5pt"/>
    </style:style>
    <style:style style:name="P10" style:family="paragraph" style:parent-style-name="Table_20_Contents">
      <style:paragraph-properties fo:text-align="justify" style:justify-single-word="false"/>
      <style:text-properties style:font-name="FreeSerif" officeooo:rsid="0037e960" officeooo:paragraph-rsid="0037e960" style:font-size-asian="10.5pt"/>
    </style:style>
    <style:style style:name="P11" style:family="paragraph" style:parent-style-name="Table_20_Contents">
      <style:paragraph-properties fo:text-align="justify" style:justify-single-word="false"/>
      <style:text-properties style:font-name="FreeSerif" officeooo:rsid="00392c98" officeooo:paragraph-rsid="00392c98" style:font-size-asian="10.5pt"/>
    </style:style>
    <style:style style:name="P12" style:family="paragraph" style:parent-style-name="Table_20_Contents">
      <style:paragraph-properties fo:text-align="justify" style:justify-single-word="false"/>
      <style:text-properties style:font-name="FreeSerif" officeooo:rsid="003b6d78" officeooo:paragraph-rsid="003b6d78" style:font-size-asian="10.5pt"/>
    </style:style>
    <style:style style:name="P13" style:family="paragraph" style:parent-style-name="Table_20_Contents">
      <style:paragraph-properties fo:text-align="justify" style:justify-single-word="false"/>
      <style:text-properties style:font-name="FreeSerif" officeooo:rsid="003dcf48" officeooo:paragraph-rsid="003dcf48" style:font-size-asian="10.5pt"/>
    </style:style>
    <style:style style:name="P14" style:family="paragraph" style:parent-style-name="Table_20_Contents">
      <style:paragraph-properties fo:text-align="justify" style:justify-single-word="false"/>
      <style:text-properties style:font-name="FreeSerif" officeooo:rsid="00418f70" officeooo:paragraph-rsid="00418f70" style:font-size-asian="10.5pt"/>
    </style:style>
    <style:style style:name="P15" style:family="paragraph" style:parent-style-name="Table_20_Contents">
      <style:paragraph-properties fo:text-align="justify" style:justify-single-word="false"/>
      <style:text-properties style:font-name="FreeSerif" officeooo:rsid="004e37db" officeooo:paragraph-rsid="004e37db" style:font-size-asian="10.5pt"/>
    </style:style>
    <style:style style:name="P16" style:family="paragraph" style:parent-style-name="Table_20_Contents">
      <style:paragraph-properties fo:text-align="justify" style:justify-single-word="false"/>
      <style:text-properties style:font-name="FreeSerif" officeooo:rsid="0050e51a" officeooo:paragraph-rsid="0050e51a" style:font-size-asian="10.5pt"/>
    </style:style>
    <style:style style:name="P17" style:family="paragraph" style:parent-style-name="Table_20_Contents">
      <style:paragraph-properties fo:text-align="justify" style:justify-single-word="false"/>
      <style:text-properties style:font-name="FreeSerif" officeooo:rsid="00545c53" officeooo:paragraph-rsid="00545c53" style:font-size-asian="10.5pt"/>
    </style:style>
    <style:style style:name="P18" style:family="paragraph" style:parent-style-name="Table_20_Contents">
      <style:paragraph-properties fo:text-align="justify" style:justify-single-word="false"/>
      <style:text-properties style:font-name="FreeSerif" officeooo:rsid="00567e0e" officeooo:paragraph-rsid="00567e0e" style:font-size-asian="10.5pt"/>
    </style:style>
    <style:style style:name="P19" style:family="paragraph" style:parent-style-name="Table_20_Contents">
      <style:paragraph-properties fo:text-align="justify" style:justify-single-word="false"/>
      <style:text-properties style:font-name="FreeSerif" officeooo:rsid="006118c7" officeooo:paragraph-rsid="006118c7" style:font-size-asian="10.5pt"/>
    </style:style>
    <style:style style:name="P20" style:family="paragraph" style:parent-style-name="Table_20_Contents">
      <style:paragraph-properties fo:text-align="justify" style:justify-single-word="false"/>
      <style:text-properties style:font-name="FreeSerif" officeooo:rsid="006e52f2" officeooo:paragraph-rsid="006e52f2" style:font-size-asian="10.5pt"/>
    </style:style>
    <style:style style:name="P21" style:family="paragraph" style:parent-style-name="Table_20_Contents">
      <style:paragraph-properties fo:text-align="justify" style:justify-single-word="false"/>
      <style:text-properties style:font-name="FreeSerif" officeooo:rsid="00746f9e" officeooo:paragraph-rsid="00746f9e" style:font-size-asian="10.5pt"/>
    </style:style>
    <style:style style:name="P22"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23" style:family="paragraph" style:parent-style-name="Table_20_Heading">
      <style:text-properties style:font-name="FreeSerif" style:font-size-asian="10.5pt"/>
    </style:style>
    <style:style style:name="P24" style:family="paragraph" style:parent-style-name="Text_20_body">
      <style:paragraph-properties fo:text-align="start" style:justify-single-word="false"/>
    </style:style>
    <style:style style:name="P25" style:family="paragraph" style:parent-style-name="Text_20_body">
      <style:text-properties officeooo:paragraph-rsid="00160b81"/>
    </style:style>
    <style:style style:name="P26" style:family="paragraph" style:parent-style-name="Text_20_body">
      <style:text-properties officeooo:paragraph-rsid="001dceef"/>
    </style:style>
    <style:style style:name="P27" style:family="paragraph" style:parent-style-name="code">
      <style:text-properties fo:font-size="9pt" style:font-size-asian="9pt" style:font-size-complex="9pt"/>
    </style:style>
    <style:style style:name="P28" style:family="paragraph" style:parent-style-name="Text_20_body" style:list-style-name="L2"/>
    <style:style style:name="P29" style:family="paragraph" style:parent-style-name="question">
      <style:text-properties officeooo:paragraph-rsid="008114eb"/>
    </style:styl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P32" style:family="paragraph" style:parent-style-name="enum" style:list-style-name="L1"/>
    <style:style style:name="P33" style:family="paragraph" style:parent-style-name="enum" style:list-style-name="L1">
      <style:text-properties fo:font-weight="normal" style:font-weight-asian="normal" style:font-weight-complex="normal"/>
    </style:style>
    <style:style style:name="P34" style:family="paragraph" style:parent-style-name="enum" style:list-style-name="L1">
      <style:text-properties officeooo:rsid="0018e801" officeooo:paragraph-rsid="0018e801"/>
    </style:style>
    <style:style style:name="P35"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36"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fo:font-style="normal" style:font-style-asian="normal" style:font-style-complex="normal"/>
    </style:style>
    <style:style style:name="T12" style:family="text">
      <style:text-properties fo:font-style="normal" officeooo:rsid="00219afb" style:font-style-asian="normal" style:font-style-complex="normal"/>
    </style:style>
    <style:style style:name="T13" style:family="text">
      <style:text-properties fo:font-style="normal" officeooo:rsid="0021bd2e" style:font-style-asian="normal" style:font-style-complex="normal"/>
    </style:style>
    <style:style style:name="T14" style:family="text">
      <style:text-properties fo:font-style="normal" officeooo:rsid="0025d16c" style:font-style-asian="normal" style:font-style-complex="normal"/>
    </style:style>
    <style:style style:name="T15" style:family="text">
      <style:text-properties fo:font-style="normal" officeooo:rsid="0040d212" style:font-style-asian="normal" style:font-style-complex="normal"/>
    </style:style>
    <style:style style:name="T16" style:family="text">
      <style:text-properties fo:font-style="normal" officeooo:rsid="0070e8c1" style:font-style-asian="normal" style:font-style-complex="normal"/>
    </style:style>
    <style:style style:name="T17" style:family="text">
      <style:text-properties officeooo:rsid="0024c8ae"/>
    </style:style>
    <style:style style:name="T18" style:family="text">
      <style:text-properties officeooo:rsid="00406ebb"/>
    </style:style>
    <style:style style:name="T19" style:family="text">
      <style:text-properties officeooo:rsid="004a258c"/>
    </style:style>
    <style:style style:name="T20" style:family="text">
      <style:text-properties officeooo:rsid="004e63f0"/>
    </style:style>
    <style:style style:name="T21" style:family="text">
      <style:text-properties officeooo:rsid="00529ed9"/>
    </style:style>
    <style:style style:name="T22" style:family="text">
      <style:text-properties officeooo:rsid="00554fc1"/>
    </style:style>
    <style:style style:name="T23" style:family="text">
      <style:text-properties officeooo:rsid="005ac7d2"/>
    </style:style>
    <style:style style:name="T24" style:family="text">
      <style:text-properties officeooo:rsid="006ea227"/>
    </style:style>
    <style:style style:name="T25" style:family="text">
      <style:text-properties officeooo:rsid="007ba9cf"/>
    </style:style>
    <style:style style:name="T26" style:family="text">
      <style:text-properties officeooo:rsid="008114e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6005256349363967299" text:style-name="L1">
        <text:list-item>
          <text:p text:style-name="P32">Répondez directement dans le questionnaire ODT avec LibreOffice ou OpenOffice.</text:p>
        </text:list-item>
        <text:list-item>
          <text:p text:style-name="P32">La correction se fera directement dans le document électronique <text:span text:style-name="T9">ODT.</text:span></text:p>
        </text:list-item>
        <text:list-item>
          <text:p text:style-name="P32">Le questionnaire rempli et le code doivent être remis par Moodle <text:span text:style-name="T5">dans une archive tar.gz :</text:span></text:p>
          <text:list>
            <text:list-item>
              <text:list>
                <text:list-item>
                  <text:p text:style-name="P33">Utilisez la commande « make dist » pour générer l'archive tar.gz.</text:p>
                </text:list-item>
                <text:list-item>
                  <text:p text:style-name="P33">Glissez le questionnaire rempli dans l'archive.</text:p>
                </text:list-item>
                <text:list-item>
                  <text:p text:style-name="P33">Pas de .zip, pas de .7z et pas de .tar : seulement le .tar.gz qui est généré par la commance « make dist » avec le rapport glissé à l'intérieur.</text:p>
                </text:list-item>
              </text:list>
            </text:list-item>
          </text:list>
        </text:list-item>
        <text:list-item>
          <text:p text:style-name="P32">Une seule personne de l'équipe doit effectuer la remise sur Moodle.</text:p>
        </text:list-item>
        <text:list-item>
          <text:p text:style-name="P34"><text:soft-page-break/>Vérifiez que l'archive remise contient tous les fichiers nécessaires.</text:p>
        </text:list-item>
        <text:list-item>
          <text:p text:style-name="P32">Avant la remise, faites <text:span text:style-name="technical">make clean</text:span> et supprimez les images.</text:p>
        </text:list-item>
        <text:list-item>
          <text:p text:style-name="P32">Pour obtenir les mesures de performance, compilez avec l'optimisation -O2 (valeur par défaut).</text:p>
        </text:list-item>
        <text:list-item>
          <text:p text:style-name="P35">Recommencez une expérience si vous jugez que les données sont anormales.</text:p>
        </text:list-item>
        <text:list-item>
          <text:p text:style-name="P35">Utilisez les machines du laboratoire pour obtenir vos résultats.</text:p>
        </text:list-item>
        <text:list-item>
          <text:p text:style-name="P36">10% de la note finale peut être enlevée pour la mauvaise qualité de la langue, soit 1% par faute.</text:p>
        </text:list-item>
        <text:list-item>
          <text:p text:style-name="P32"><text:span text:style-name="T1">La correction s'effectue avec l'option de compilation </text:span><text:span text:style-name="technical"><text:span text:style-name="T1">-Wall</text:span></text:span> (valeur par défaut).</text:p>
        </text:list-item>
        <text:list-item>
          <text:p text:style-name="P36">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25">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25">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22">Description</text:p>
          </table:table-cell>
          <table:table-cell table:style-name="Tableau1.B1" office:value-type="string">
            <text:p text:style-name="P22">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26">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 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23">Fonction</text:p>
            </table:table-cell>
            <table:table-cell table:style-name="Tableau2.A1" office:value-type="string">
              <text:p text:style-name="P23">Performance affectée à 1 fil?</text:p>
            </table:table-cell>
            <table:table-cell table:style-name="Tableau2.A1" office:value-type="string">
              <text:p text:style-name="P23">Mise à l'échelle affectée?</text:p>
            </table:table-cell>
            <table:table-cell table:style-name="Tableau2.A1" office:value-type="string">
              <text:p text:style-name="P23">Erreur de programmation</text:p>
            </table:table-cell>
            <table:table-cell table:style-name="Tableau2.E1" office:value-type="string">
              <text:p text:style-name="P23">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9">Non</text:p>
          </table:table-cell>
          <table:table-cell table:style-name="Tableau2.A2" office:value-type="string">
            <text:p text:style-name="P12">Non</text:p>
          </table:table-cell>
          <table:table-cell table:style-name="Tableau2.A2" office:value-type="string">
            <text:p text:style-name="P19">Le pointeur chunk est partagé par les threads. <text:span text:style-name="T24">Et ses champs ne sont pas stockés dans des variables locales.</text:span></text:p>
          </table:table-cell>
          <table:table-cell table:style-name="Tableau2.E2" office:value-type="string">
            <text:p text:style-name="P20">Le pointeur est déréférencé à chaque accès de champ, ce qui provoque le coût d’un accès cache au mieux, un accès mémoire au pir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8">Non</text:p>
          </table:table-cell>
          <table:table-cell table:style-name="Tableau2.A2" office:value-type="string">
            <text:p text:style-name="P7">Oui</text:p>
          </table:table-cell>
          <table:table-cell table:style-name="Tableau2.A2" office:value-type="string">
            <text:p text:style-name="P6">Les deux lignes de la directive <text:span text:style-name="T4">SINGLE</text:span><text:span text:style-name="T11"> </text:span><text:span text:style-name="T15">pourraient</text:span><text:span text:style-name="T11"> être exécutées avant la section parallèle</text:span><text:span text:style-name="T14">. </text:span><text:span text:style-name="T16">De plus la barrière est inutile, puisque la directive no wait n’est pas présente</text:span><text:span text:style-name="T11">. De plus, si l'on observe la zone entre les deux barrières on se rend compte que </text:span><text:span text:style-name="T12">les fils d'exécutions vont tous travailler individuellement sur l'ensemble de la zone moins leur numéro d'identification. Le découpage de la zone de travail est donc très mauvais et </text:span><text:span text:style-name="T13">la parallélisation multiplie le travail total.</text:span></text:p>
          </table:table-cell>
          <table:table-cell table:style-name="Tableau2.E2" office:value-type="string">
            <text:p text:style-name="P13">Les fils d’exécution travaillent sur les mêmes données, <text:span text:style-name="T18">le travail global est donc augmenté</text:span>. <text:span text:style-name="T18">De plus, </text:span>la cache est invalidée fréquemment lors des écritures mémoires <text:span text:style-name="T18">sur deux cœurs différents (même si ce phénomène est réduit en utilisant deux fils sur le même cœur qui partagent la même cach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5">P<text:span text:style-name="T17">robablement que d'utiliser une seule variable partagée tout au long du calcul de la somme de contrôle et de rendre chaque opération sur cette variable atomique ralentit le programme en ajoutant des opérations. Il serait plus judicieux que chaque fil d'exécution possède sa propre variable privée qu'il peut incrémenter librement puis de réaliser la somme totale après la zone parallèle.</text:span></text:p>
          </table:table-cell>
          <table:table-cell table:style-name="Tableau2.E2" office:value-type="string">
            <text:p text:style-name="P14">Une instruction atomique <text:span text:style-name="T19">ajoute un surcoût. Dans le meilleur des cas, le CPU fournit une opération atomique, sinon les verrous sont utilisé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8">Oui</text:p>
          </table:table-cell>
          <table:table-cell table:style-name="Tableau2.A2" office:value-type="string">
            <text:p text:style-name="P8">Oui</text:p>
          </table:table-cell>
          <table:table-cell table:style-name="Tableau2.A2" office:value-type="string">
            <text:p text:style-name="P15">Même raison que slow_c.</text:p>
          </table:table-cell>
          <table:table-cell table:style-name="Tableau2.E2" office:value-type="string">
            <text:p text:style-name="P15">L’utilisation d’<text:span text:style-name="T20">une section critique est implémentée par des verrous. La prise de verrou et leur relâche engendre un coût supplémentaire.</text:span></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11">Oui</text:p>
          </table:table-cell>
          <table:table-cell table:style-name="Tableau2.A2" office:value-type="string">
            <text:p text:style-name="P11">Non</text:p>
          </table:table-cell>
          <table:table-cell table:style-name="Tableau2.A2" office:value-type="string">
            <text:p text:style-name="P16">L’accès à la mémoire est faite dans un ordre qui ne facilite pas <text:span text:style-name="T21">l’utilisation de la cache (l’indice i devrait varier dans la boucle la plus imbriquée).</text:span></text:p>
          </table:table-cell>
          <table:table-cell table:style-name="Tableau2.E2" office:value-type="string">
            <text:p text:style-name="P17">En parcourant le vecteur de cette façon, la localité spatiale n’est pas prise en compte et génère des fautes de cache. <text:soft-page-break/>Ceci est vérifié par les résultats de performance qui montre un fort taux de faute de cache, <text:span text:style-name="T22">mais diminué lors de l’exécution sur un seul cœur (les deux fils virtuels utilisent la même cache).</text:span></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8">Non</text:p>
          </table:table-cell>
          <table:table-cell table:style-name="Tableau2.A2" office:value-type="string">
            <text:p text:style-name="P10">Non</text:p>
          </table:table-cell>
          <table:table-cell table:style-name="Tableau2.A2" office:value-type="string">
            <text:p text:style-name="P18">Le <text:span text:style-name="T23">calcul n’est pas divisé de manière équitable (calcul des indices start et end).</text:span></text:p>
          </table:table-cell>
          <table:table-cell table:style-name="Tableau2.E2" office:value-type="string">
            <text:p text:style-name="P21">Un thread travaillera sur une plus grande partie des données qu’un autr<text:span text:style-name="T25">e.</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30"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8020675030895615360" text:style-name="L2">
        <text:list-item>
          <text:p text:style-name="P28">q : quitter</text:p>
        </text:list-item>
        <text:list-item>
          <text:p text:style-name="P28">1 : utiliser la librairie série</text:p>
        </text:list-item>
        <text:list-item>
          <text:p text:style-name="P28">2 : utiliser la librairie OpenMP à 8 fils</text:p>
        </text:list-item>
        <text:list-item>
          <text:p text:style-name="P28">3 : utiliser la librairie OpenCL</text:p>
        </text:list-item>
        <text:list-item>
          <text:p text:style-name="P28">Espace : activer ou désactiver l'affichage</text:p>
        </text:list-item>
      </text:list>
      <text:p text:style-name="P24">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P29"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27">./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27">./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1"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style:page-number="auto" fo:background-color="#e6e6e6" fo:padding="0.254cm" fo:border="0.06pt solid #000000" style:shadow="none">
        <style:background-image/>
      </style:paragraph-properties>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0H36M31S</meta:editing-duration>
    <meta:editing-cycles>491</meta:editing-cycles>
    <meta:generator>LibreOffice/4.3.3.2$Linux_X86_64 LibreOffice_project/430m0$Build-2</meta:generator>
    <dc:date>2018-11-06T14:16:35.466085195</dc:date>
    <dc:creator>loic </dc:creator>
    <meta:document-statistic meta:table-count="9" meta:image-count="0" meta:object-count="0" meta:page-count="8" meta:paragraph-count="136" meta:word-count="2063" meta:character-count="12884" meta:non-whitespace-character-count="10976"/>
  </office:meta>
</office:document-meta>
</file>